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5e5" officeooo:paragraph-rsid="0010c821"/>
    </style:style>
    <style:style style:name="P2" style:family="paragraph" style:parent-style-name="Standard">
      <style:text-properties officeooo:rsid="001273d3" officeooo:paragraph-rsid="001273d3"/>
    </style:style>
    <style:style style:name="P3" style:family="paragraph" style:parent-style-name="Standard">
      <style:text-properties officeooo:rsid="001301e6" officeooo:paragraph-rsid="001301e6"/>
    </style:style>
    <style:style style:name="P4" style:family="paragraph" style:parent-style-name="Standard">
      <style:text-properties officeooo:rsid="0015d311" officeooo:paragraph-rsid="0015d311"/>
    </style:style>
    <style:style style:name="T1" style:family="text">
      <style:text-properties officeooo:rsid="000d9f50"/>
    </style:style>
    <style:style style:name="T2" style:family="text">
      <style:text-properties officeooo:rsid="001301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is known that bioinformatics is a thriving field that is currently in the forefront of science and technology. The <text:span text:style-name="T1">limited knowledge on di</text:span>fferences and similarities <text:span text:style-name="T1">in </text:span>the prote<text:span text:style-name="T1">i</text:span>n alpha-enolase <text:span text:style-name="T1">between</text:span> different organisms was the reason for this research. <text:span text:style-name="T1">The aim of this study was to compare said protein in multiple ways in the following five organisms, Mus Musculus, Zea Mays, Saccharomyces Cerevisiae, Pseudomonas Syringae, Gallus Gallus. In this study, we developed certain scripts that were capable of analysing and comparing DNA, mRNA and protein sequences in fasta format and then returning information from which we could determine the differences and similarities. </text:span></text:p>
      <text:p text:style-name="P1"/>
      <text:p text:style-name="P1"><text:span text:style-name="T1">The fasta files of the sequences that were used were found in the NCBI database. The structure formulas were found in the Uniprot database. Both databases had a vast array of information, but they are quite easy to navigate, which is the reason for the use of them. The scripts that were developed to analyse those fasta files were written with the use of the Python programming language. Python was chosen because it is an easy to read and understand language, should someone else look into the code later.</text:span></text:p>
      <text:p text:style-name="P1"/>
      <text:p text:style-name="P2">The analysis of mRNA sequences resulted in the CG% of the eukaryotas all being very close to 50%. The lowest one being 46.19% and the highest 53.85%. The prokaryota had a higher GC% at 59.13%. <text:span text:style-name="T1"><text:s/>The first thing that was observed in protein sequences is that the length of all sequences were very similar, the shortest being 428 aminoacids and the longest 446 aminoacids. Because the alignment of said protein sequences were also quite similar, the lowest similarity percentage being 49.20% and the highest being 67%, the total weight of the proteins also had only small differences, the lowest being 45681.71Da and the highest 47305.11Da. </text:span>The charge of the proteins in this study are all negative. These results conclude that although different, the protein alpha-enolase in different organisms, is still very similar. </text:p>
      <text:p text:style-name="P2"/>
      <text:p text:style-name="P2">We suggest that in future work the scope should be widened, as this study has been limited to only 5 orgasnisms. With more advanced Python scripts and a <text:span text:style-name="T2">wider</text:span> array of organisms <text:span text:style-name="T2">it could become possible that the study becomes relevant for potential use in the field of bioinformatics.</text:span></text:p>
      <text:p text:style-name="P2"/>
      <text:p text:style-name="P3">Tim Kowalski</text:p>
      <text:p text:style-name="P3">Klas BIN-1D</text:p>
      <text:p text:style-name="P4">Studentnummer 51659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tab/><text:tab/><text:tab/><text:tab/> <text:s text:c="4"/><text:page-number text:select-page="current">1</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5:22:26.705960756</meta:creation-date>
    <dc:date>2017-10-28T21:30:58.156261799</dc:date>
    <meta:editing-duration>PT3M50S</meta:editing-duration>
    <meta:editing-cycles>3</meta:editing-cycles>
    <meta:generator>LibreOffice/5.1.6.2$Linux_X86_64 LibreOffice_project/10m0$Build-2</meta:generator>
    <meta:document-statistic meta:table-count="0" meta:image-count="0" meta:object-count="0" meta:page-count="1" meta:paragraph-count="8" meta:word-count="379" meta:character-count="2349" meta:non-whitespace-character-count="1957"/>
  </office:meta>
</office:document-meta>
</file>